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ovi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edi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Genr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view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_nam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media_link</text:p>
          </table:table-cell>
          <table:table-cell office:value-type="string" calcext:value-type="string">
            <text:p>movie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genre_nam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nniyin Selv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agubal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godaddy.com/" xlink:type="simple">https://www.godaddy.com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ry G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veera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gmail.com/" xlink:type="simple">https://www.gmail.com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rro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et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irathil Oruva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pure.com/" xlink:type="simple">https://www.pure.com</text:a>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ed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ry B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nam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white.com/" xlink:type="simple">https://www.white.com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rill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Science Fix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tter Luck Next Time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Crim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Fantac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Roman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Review Us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rtis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kil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rtist_Multiple_rol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review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rtist_nam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kill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rtis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rth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th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yam Rav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gh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unthav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um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bh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ng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laMan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kth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mchara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ar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jaRajaChol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rtheepa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orse Rid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anthiya Thev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y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ish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cript Writ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ournam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y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ishwarya Rai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irecto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rtheeb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ajal Agarval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Yuvaran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string" calcext:value-type="string">
            <text:p>RanaDev Billa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string" calcext:value-type="string">
            <text:p>Indh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ovie_Genr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ovie_Review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rtist_Skills</text:p>
          </table:table-cell>
          <table:covered-table-cell table:number-columns-repeated="2"/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ars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_id</text:p>
          </table:table-cell>
          <table:table-cell office:value-type="string" calcext:value-type="string">
            <text:p>genre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ovie_id</text:p>
          </table:table-cell>
          <table:table-cell office:value-type="string" calcext:value-type="string">
            <text:p>review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skill_id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2:06:20.063897522</meta:creation-date>
    <dc:date>2022-09-23T23:08:22.616169988</dc:date>
    <meta:editing-duration>PT10S</meta:editing-duration>
    <meta:editing-cycles>1</meta:editing-cycles>
    <meta:document-statistic meta:table-count="1" meta:cell-count="290" meta:object-count="0"/>
    <meta:generator>LibreOffice/7.1.7.2$Linux_X86_64 LibreOffice_project/10$Build-2</meta:generator>
  </office:meta>
</office:document-meta>
</file>